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0a8c" officeooo:paragraph-rsid="00010a8c"/>
    </style:style>
    <style:style style:name="P2" style:family="paragraph" style:parent-style-name="Standard" style:list-style-name="L1">
      <style:text-properties officeooo:rsid="0001c6a5" officeooo:paragraph-rsid="0001c6a5"/>
    </style:style>
    <style:style style:name="P3" style:family="paragraph" style:parent-style-name="Standard" style:list-style-name="L1">
      <style:text-properties officeooo:rsid="000320fe" officeooo:paragraph-rsid="000320fe"/>
    </style:style>
    <style:style style:name="P4" style:family="paragraph" style:parent-style-name="Standard" style:list-style-name="L1">
      <style:text-properties officeooo:rsid="00037b8e" officeooo:paragraph-rsid="00037b8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G 11/21</text:p>
      <text:p text:style-name="P1">Language Endangerment</text:p>
      <text:p text:style-name="P1"/>
      <text:list text:style-name="L1">
        <text:list-item>
          <text:p text:style-name="P2">Roughly half of the languages in the world are endangered</text:p>
        </text:list-item>
        <text:list-item>
          <text:p text:style-name="P2">By 2100, </text:p>
          <text:list>
            <text:list-item>
              <text:p text:style-name="P2">50% of the world’s languages will be extinct</text:p>
            </text:list-item>
            <text:list-item>
              <text:p text:style-name="P2">Estimates that up to 90% of the world’s languages could be extinct or moribund</text:p>
            </text:list-item>
          </text:list>
        </text:list-item>
        <text:list-item>
          <text:p text:style-name="P2">Why?</text:p>
          <text:list>
            <text:list-item>
              <text:p text:style-name="P2">Negative image and stigmatization of languages (rich people speak english</text:p>
            </text:list-item>
            <text:list-item>
              <text:p text:style-name="P2">dis-economies of scale: no media, small speaker community</text:p>
            </text:list-item>
            <text:list-item>
              <text:p text:style-name="P2">Globalization and spread of large languages</text:p>
            </text:list-item>
            <text:list-item>
              <text:p text:style-name="P2">War, dislocation, genocide, persecution </text:p>
            </text:list-item>
            <text:list-item>
              <text:p text:style-name="P3">attraction and opportunities offered by large languages</text:p>
            </text:list-item>
            <text:list-item>
              <text:p text:style-name="P3">Ideologies of monolingualism or “national” languages imposed on speakers</text:p>
            </text:list-item>
          </text:list>
        </text:list-item>
        <text:list-item>
          <text:p text:style-name="P3">Language shift is often a result of larger socioeconomic, cultural, political and legal inequalities</text:p>
        </text:list-item>
        <text:list-item>
          <text:p text:style-name="P3">It may also be a result of changed language ecologies (changing world)</text:p>
        </text:list-item>
        <text:list-item>
          <text:p text:style-name="P4">How to maintain or revitalize?</text:p>
          <text:list>
            <text:list-item>
              <text:p text:style-name="P4">Language promotion</text:p>
            </text:list-item>
            <text:list-item>
              <text:p text:style-name="P4">language planning increasing its utility</text:p>
            </text:list-item>
            <text:list-item>
              <text:p text:style-name="P4">language teaching</text:p>
            </text:list-item>
            <text:list-item>
              <text:p text:style-name="P4">socioeconomic intervention: address the inequalities experienced by the speakers</text:p>
            </text:list-item>
            <text:list-item>
              <text:p text:style-name="P4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14:31:36.361291182</meta:creation-date>
    <dc:date>2025-11-21T18:59:22.908447719</dc:date>
    <meta:editing-duration>PT4H7M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1" meta:word-count="151" meta:character-count="937" meta:non-whitespace-character-count="823"/>
  </office:meta>
</office:document-meta>
</file>